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79.74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02.9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90.54pt"/>
    </style:style>
    <style:style style:name="co9" style:family="table-column">
      <style:table-column-properties fo:break-before="auto" style:column-width="100.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Municipalit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Аеродром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Буте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Гази Баб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Ѓорче Петров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Карпо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Кисела Вод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Сарај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Цент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Чаи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је</text:p>
          </table:table-cell>
          <table:table-cell office:value-type="string" calcext:value-type="string">
            <text:p>Шуто Оризар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Арачин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Зеленик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Илинд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Петровец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Сопишт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Студени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копски</text:p>
          </table:table-cell>
          <table:table-cell office:value-type="string" calcext:value-type="string">
            <text:p>Чучер – Санд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рат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рива Паланк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Куман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Липк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Ранков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Североисточен</text:p>
          </table:table-cell>
          <table:table-cell office:value-type="string" calcext:value-type="string">
            <text:p>Старо Нагоричан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Бер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Ви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Дел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Зрнов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Карбин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Ко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Македонска Каме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Пех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Пробишти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Чешиново – Облеш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Источен</text:p>
          </table:table-cell>
          <table:table-cell office:value-type="string" calcext:value-type="string">
            <text:p>Шти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Богдан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Босил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Валанд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Васил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Гевгелиј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Дојр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Конч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Ново Сел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Радовиш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источен</text:p>
          </table:table-cell>
          <table:table-cell office:value-type="string" calcext:value-type="string">
            <text:p>Струм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Велес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Градск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Демир Капиј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Кавадар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Лозо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Неготин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Росома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Свети Никол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Вардарски</text:p>
          </table:table-cell>
          <table:table-cell office:value-type="string" calcext:value-type="string">
            <text:p>Чашк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Битол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Демир Хис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Кривогашт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Круш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Могила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Приле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Ресен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Новац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елагониски</text:p>
          </table:table-cell>
          <table:table-cell office:value-type="string" calcext:value-type="string">
            <text:p>Долне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Вевчан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Деб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Дебар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Кичев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Македонски Бро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Охрид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Плас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Струг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Југозападен</text:p>
          </table:table-cell>
          <table:table-cell office:value-type="string" calcext:value-type="string">
            <text:p>Центар Жуп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Боговињ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Брвениц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Врапчишт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Гостивар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Желино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Јегунов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Маврово и Ростуша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Теарце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лошки</text:p>
          </table:table-cell>
          <table:table-cell office:value-type="string" calcext:value-type="string">
            <text:p>Тетово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mk" number:country="MK">МДен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mk" number:country="MK">МДен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07:56:47.0588366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ica Nakov</meta:initial-creator>
    <meta:creation-date>2016-07-28T17:10:30.929821227</meta:creation-date>
    <dc:date>2016-07-29T07:57:10.402111395</dc:date>
    <meta:editing-duration>PT13M59S</meta:editing-duration>
    <meta:editing-cycles>10</meta:editing-cycles>
    <meta:generator>LibreOffice/5.1.4.2$Linux_X86_64 LibreOffice_project/10m0$Build-2</meta:generator>
    <meta:document-statistic meta:table-count="1" meta:cell-count="162" meta:object-count="0"/>
  </office:meta>
</office:document-meta>
</file>